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17700002491000018FB87A6902A.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margin-left="0cm" fo:margin-right="0cm" fo:orphans="2" fo:widows="2" fo:text-indent="0cm" style:auto-text-indent="false"/>
    </style:style>
    <style:style style:name="P3" style:family="paragraph" style:parent-style-name="Standard">
      <style:paragraph-properties loext:contextual-spacing="false" fo:margin-top="0cm" fo:margin-bottom="0cm" fo:orphans="2" fo:widows="2"/>
    </style:style>
    <style:style style:name="P4" style:family="paragraph" style:parent-style-name="body">
      <style:paragraph-properties fo:orphans="2" fo:widows="2"/>
    </style:style>
    <style:style style:name="P5" style:family="paragraph" style:parent-style-name="body">
      <style:paragraph-properties fo:orphans="2" fo:widows="2"/>
      <style:text-properties style:font-name="Times New Roman" fo:font-size="10.5pt" style:font-size-asian="10.5pt" style:font-size-complex="10.5pt"/>
    </style:style>
    <style:style style:name="P6" style:family="paragraph" style:parent-style-name="bullet">
      <style:paragraph-properties loext:contextual-spacing="false" fo:margin-top="0cm" fo:margin-bottom="0.176cm" fo:orphans="2" fo:widows="2"/>
    </style:style>
    <style:style style:name="P7" style:family="paragraph" style:parent-style-name="bullet">
      <style:paragraph-properties loext:contextual-spacing="false" fo:margin-top="0cm" fo:margin-bottom="0.176cm" fo:text-align="start" style:justify-single-word="false" fo:orphans="2" fo:widows="2"/>
    </style:style>
    <style:style style:name="P8" style:family="paragraph" style:parent-style-name="Standard">
      <style:paragraph-properties loext:contextual-spacing="false" fo:margin-top="0cm" fo:margin-bottom="2.54cm" style:line-height-at-least="0.353cm" fo:orphans="2" fo:widows="2"/>
    </style:style>
    <style:style style:name="P9" style:family="paragraph" style:parent-style-name="Standard">
      <style:paragraph-properties loext:contextual-spacing="false" fo:margin-top="0.423cm" fo:margin-bottom="0cm" style:line-height-at-least="0.353cm" fo:orphans="2" fo:widows="2" fo:keep-with-next="always"/>
    </style:style>
    <style:style style:name="P10" style:family="paragraph" style:parent-style-name="Standard">
      <style:paragraph-properties loext:contextual-spacing="false" fo:margin-top="0.141cm" fo:margin-bottom="0cm" style:line-height-at-least="0.353cm" fo:orphans="2" fo:widows="2" fo:keep-with-next="always"/>
    </style:style>
    <style:style style:name="P11" style:family="paragraph" style:parent-style-name="Standard">
      <style:paragraph-properties loext:contextual-spacing="false" fo:margin-top="0cm" fo:margin-bottom="0.247cm" fo:line-height="100%" fo:text-align="justify" style:justify-single-word="false" fo:orphans="2" fo:widows="2" fo:padding="0cm" fo:border="none"/>
    </style:style>
    <style:style style:name="P12" style:family="paragraph" style:parent-style-name="sectionheading">
      <style:paragraph-properties loext:contextual-spacing="false" fo:margin-top="0.106cm" fo:margin-bottom="0.141cm" fo:orphans="2" fo:widows="2"/>
    </style:style>
    <style:style style:name="P13" style:family="paragraph" style:parent-style-name="sectionheading">
      <style:paragraph-properties loext:contextual-spacing="false" fo:margin-top="0.071cm" fo:margin-bottom="0.141cm" fo:orphans="2" fo:widows="2"/>
    </style:style>
    <style:style style:name="P14"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5" style:family="paragraph" style:parent-style-name="figureHead">
      <style:paragraph-properties fo:margin-left="0cm" fo:margin-right="0cm" fo:orphans="2" fo:widows="2" fo:text-indent="0cm" style:auto-text-indent="false"/>
      <style:text-properties fo:font-size="12pt" fo:font-weight="bold" style:font-size-asian="12pt" style:font-weight-asian="bold" style:font-size-complex="12pt" style:font-weight-complex="bold"/>
    </style:style>
    <style:style style:name="P16" style:family="paragraph" style:parent-style-name="Standard">
      <style:paragraph-properties loext:contextual-spacing="false" fo:margin-top="0cm" fo:margin-bottom="0cm" fo:orphans="2" fo:widows="2"/>
    </style:style>
    <style:style style:name="P17" style:family="paragraph" style:parent-style-name="Heading_20_1" style:master-page-name="Standard">
      <style:paragraph-properties loext:contextual-spacing="false" fo:margin-top="0cm" fo:margin-bottom="0cm" fo:orphans="2" fo:widows="2" style:page-number="auto"/>
    </style:style>
    <style:style style:name="P18" style:family="paragraph" style:parent-style-name="Heading_20_2">
      <style:paragraph-properties loext:contextual-spacing="false" fo:margin-top="0cm" fo:margin-bottom="0.247cm" fo:orphans="2" fo:widows="2"/>
    </style:style>
    <style:style style:name="P19" style:family="paragraph" style:parent-style-name="Heading_20_3">
      <style:paragraph-properties loext:contextual-spacing="false" fo:margin-top="0cm" fo:margin-bottom="0.176cm" fo:orphans="2" fo:widows="2"/>
    </style:style>
    <style:style style:name="P20" style:family="paragraph" style:parent-style-name="Heading_20_3">
      <style:paragraph-properties loext:contextual-spacing="false" fo:margin-top="0.106cm" fo:margin-bottom="0.176cm" fo:orphans="2" fo:widows="2"/>
    </style:style>
    <style:style style:name="P21" style:family="paragraph" style:parent-style-name="body">
      <style:paragraph-properties fo:margin-left="0cm" fo:margin-right="0cm" fo:orphans="2" fo:widows="2" fo:text-indent="0cm" style:auto-text-indent="false"/>
    </style:style>
    <style:style style:name="P22" style:family="paragraph" style:parent-style-name="body">
      <style:paragraph-properties fo:orphans="2" fo:widows="2"/>
    </style:style>
    <style:style style:name="P23" style:family="paragraph" style:parent-style-name="body">
      <style:paragraph-properties loext:contextual-spacing="false" fo:orphans="2" fo:widows="2"/>
    </style:style>
    <style:style style:name="P24"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Times New Roman" fo:letter-spacing="normal" style:letter-kerning="false" style:font-name-asian="ArialMT" style:font-name-complex="ArialMT"/>
    </style:style>
    <style:style style:name="T8" style:family="text">
      <style:text-properties fo:color="#262626" style:text-outline="false" style:font-name="Courier New1" fo:letter-spacing="normal" style:letter-kerning="false" style:font-name-asian="ArialMT" style:font-name-complex="ArialMT"/>
    </style:style>
    <style:style style:name="T9" style:family="text">
      <style:text-properties style:font-name="Times New Roman"/>
    </style:style>
    <style:style style:name="T10" style:family="text">
      <style:text-properties style:font-name="Courier New1"/>
    </style:style>
    <style:style style:name="T11" style:family="text">
      <style:text-properties style:font-name="Courier New1"/>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16746240" text:id="ct105553116746240">
          <text:insertion>
            <office:change-info>
              <dc:creator>Michael Bouschen</dc:creator>
              <dc:date>2021-07-18T20:59:00</dc:date>
            </office:change-info>
          </text:insertion>
        </text:changed-region>
        <text:changed-region xml:id="ct105553132876928" text:id="ct105553132876928">
          <text:deletion>
            <office:change-info>
              <dc:creator>Michael Bouschen</dc:creator>
              <dc:date>2021-07-18T21:02:00</dc:date>
            </office:change-info>
            <text:p text:style-name="P1"/>
            <text:p text:style-name="P2"/>
          </text:deletion>
        </text:changed-region>
        <text:changed-region xml:id="ct105553132017280" text:id="ct105553132017280">
          <text:format-change>
            <office:change-info>
              <dc:creator>Michael Bouschen</dc:creator>
              <dc:date>2021-07-18T21:00:00</dc:date>
            </office:change-info>
          </text:format-change>
        </text:changed-region>
        <text:changed-region xml:id="ct105553132025920" text:id="ct105553132025920">
          <text:format-change>
            <office:change-info>
              <dc:creator>Michael Bouschen</dc:creator>
              <dc:date>2021-07-18T21:00:00</dc:date>
            </office:change-info>
          </text:format-change>
        </text:changed-region>
        <text:changed-region xml:id="ct105553132869824" text:id="ct105553132869824">
          <text:format-change>
            <office:change-info>
              <dc:creator>Michael Bouschen</dc:creator>
              <dc:date>2021-07-18T21:00:00</dc:date>
            </office:change-info>
          </text:format-change>
        </text:changed-region>
        <text:changed-region xml:id="ct105553132104000" text:id="ct105553132104000">
          <text:format-change>
            <office:change-info>
              <dc:creator>Michael Bouschen</dc:creator>
              <dc:date>2021-07-18T21:00:00</dc:date>
            </office:change-info>
          </text:format-change>
        </text:changed-region>
        <text:changed-region xml:id="ct105553132619840" text:id="ct105553132619840">
          <text:format-change>
            <office:change-info>
              <dc:creator>Michael Bouschen</dc:creator>
              <dc:date>2021-07-18T21:00:00</dc:date>
            </office:change-info>
          </text:format-change>
        </text:changed-region>
        <text:changed-region xml:id="ct105553133041152" text:id="ct105553133041152">
          <text:deletion>
            <office:change-info>
              <dc:creator>Michael Bouschen</dc:creator>
              <dc:date>2021-07-18T21:01:00</dc:date>
            </office:change-info>
            <text:p text:style-name="P1"/>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4" svg:width="16.509cm" svg:height="0.343cm" svg:x="-6.033cm" svg:y="0cm">
        <draw:image xlink:href="Pictures/20000009000025F9000000C960F96591.wmf" xlink:type="simple" xlink:show="embed" xlink:actuate="onLoad">
          <text:p/>
        </draw:image>
      </draw:frame>
      <draw:frame text:anchor-type="page" text:anchor-page-number="1" draw:z-index="3" draw:name="Picture 67"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4" draw:name="Picture 68"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5" draw:name="Picture 69"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7" draw:name="Picture 70"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8" draw:name="Picture 71"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9" draw:name="Picture 72"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10" draw:name="Picture 73"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11" draw:name="Picture 74"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12" draw:name="Picture 75"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13" draw:name="Picture 76"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14" draw:name="Picture 77"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15" draw:name="Picture 78" draw:style-name="gr2" draw:text-style-name="P24" svg:width="7.09cm" svg:height="0.343cm" svg:x="-6.033cm" svg:y="0cm">
        <draw:image xlink:href="Pictures/2000000900000FB5000000C9DF37253B.wmf" xlink:type="simple" xlink:show="embed" xlink:actuate="onLoad">
          <text:p/>
        </draw:image>
      </draw:frame>
      <draw:frame text:anchor-type="page" text:anchor-page-number="1" draw:z-index="18" draw:name="Picture 79" draw:style-name="gr2" draw:text-style-name="P24" svg:width="7.09cm" svg:height="0.343cm" svg:x="-6.033cm" svg:y="0cm">
        <draw:image xlink:href="Pictures/2000000900000FB5000000C9DF37253B.wmf" xlink:type="simple" xlink:show="embed" xlink:actuate="onLoad">
          <text:p/>
        </draw:image>
      </draw:frame>
      <text:p text:style-name="P17">The Persistent Object Model</text:p>
      <text:p text:style-name="P8"><draw:frame draw:style-name="fr2" draw:name="graphics1" text:anchor-type="as-char" svg:width="16.51cm" svg:height="0.342cm" draw:z-index="19"><draw:image xlink:href="Pictures/20000009000025F9000000C960F96591.wmf" xlink:type="simple" xlink:show="embed" xlink:actuate="onLoad"/></draw:frame></text:p>
      <text:p text:style-name="P1">This chapter specifies the object model for <text:alphabetical-index-mark-start text:id="IMark5187184400" text:main-entry="true"/>persistence capable<text:alphabetical-index-mark-end text:id="IMark5187184400"/> classes. To the extent possible, the object model is the same as the Java object model. Differences between the Java object model and the JDO object model are highlighted.</text:p>
      <text:p text:style-name="P9"><draw:frame draw:style-name="fr2" draw:name="1" text:anchor-type="as-char" svg:width="7.091cm" svg:height="0.342cm" draw:z-index="20"><draw:image xlink:href="Pictures/2000000900000FB5000000C9DF37253B.wmf" xlink:type="simple" xlink:show="embed" xlink:actuate="onLoad"/></draw:frame></text:p>
      <text:h text:style-name="P18" text:outline-level="2">Overview</text:h>
      <text:p text:style-name="P1">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1">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10"><text:soft-page-break/><draw:frame draw:style-name="fr2" draw:name="2" text:anchor-type="as-char" svg:width="16.51cm" svg:height="0.342cm" draw:z-index="21"><draw:image xlink:href="Pictures/20000009000025F9000000C960F96591.wmf" xlink:type="simple" xlink:show="embed" xlink:actuate="onLoad"/></draw:frame></text:p>
      <text:p text:style-name="P14"><text:tab/>Figure 15.0<text:tab/>Instantiated persistent objects</text:p>
      <text:p text:style-name="P15"><draw:frame draw:style-name="fr2" draw:name="3" text:anchor-type="as-char" svg:width="16.51cm" svg:height="10.46cm" draw:z-index="22"><draw:image xlink:href="Pictures/2000017700002491000018FB87A6902A.wmf" xlink:type="simple" xlink:show="embed" xlink:actuate="onLoad"/></draw:frame></text:p>
      <text:p text:style-name="P1"><draw:frame draw:style-name="fr1" draw:name="Frame1" text:anchor-type="paragraph" svg:x="-0.002cm" svg:y="-0.002cm" fo:min-width="0.041cm" draw:z-index="2"><draw:text-box fo:min-height="0.041cm"><text:p text:style-name="P11"/></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1">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1">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1"><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9"><draw:frame draw:style-name="fr2" draw:name="4" text:anchor-type="as-char" svg:width="7.091cm" svg:height="0.342cm" draw:z-index="16"><draw:image xlink:href="Pictures/2000000900000FB5000000C9DF37253B.wmf" xlink:type="simple" xlink:show="embed" xlink:actuate="onLoad"/></draw:frame></text:p>
      <text:h text:style-name="P18" text:outline-level="2">Goals</text:h>
      <text:p text:style-name="P1">The JDO Object Model has the following objectives:</text:p>
      <text:p text:style-name="P6">•<text:tab/>All field types supported by the Java language, including primitive types, reference types and interface types should be supported by JDO instances.</text:p>
      <text:p text:style-name="P6">•<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6">•<text:tab/>All user-defined classes should be allowed to be persistence-capable.</text:p>
      <text:p text:style-name="P6">•<text:tab/>Some system-defined classes (especially those for modeling state) should be persistence-capable.</text:p>
      <text:p text:style-name="P9"><draw:frame draw:style-name="fr2" draw:name="5" text:anchor-type="as-char" svg:width="7.091cm" svg:height="0.342cm" draw:z-index="17"><draw:image xlink:href="Pictures/2000000900000FB5000000C9DF37253B.wmf" xlink:type="simple" xlink:show="embed" xlink:actuate="onLoad"/></draw:frame></text:p>
      <text:h text:style-name="P18" text:outline-level="2">Architecture</text:h>
      <text:p text:style-name="P1">In Java, variables (including fields of classes) have types. Types are either primitive types or reference types. Reference types are either classes or interfaces. <text:alphabetical-index-mark-start text:id="IMark5187183632" text:main-entry="true"/>Arrays<text:alphabetical-index-mark-end text:id="IMark5187183632"/> are treated as classes.</text:p>
      <text:p text:style-name="P1">An object is an instance of a specific class, determined when the instance is constructed. Instances may be assigned to variables if they are assignment compatible with the variable type. </text:p>
      <text:p text:style-name="P12"><text:bookmark text:name="X-102010278"/><text:tab/><text:tab/>Persistence-capable</text:p>
      <text:p text:style-name="P1">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text:span><text:change-start text:change-id="ct105553116746240"/><text:span text:style-name="T1"><text:line-break/></text:span><text:change-end text:change-id="ct105553116746240"/><text:span text:style-name="T1">SocketOptions</text:span>). A non-static inner class cannot be persistence-capable because the state of its instances depends on the state of their enclosing instances.</text:p>
      <text:p text:style-name="P1">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2"><text:tab/><text:tab/><text:alphabetical-index-mark-start text:id="IMark5187183632" text:main-entry="true"/>First Class Objects<text:alphabetical-index-mark-end text:id="IMark5187183632"/> and <text:alphabetical-index-mark-start text:id="IMark5187184400" text:main-entry="true"/>Second Class Objects<text:alphabetical-index-mark-end text:id="IMark5187184400"/></text:p>
      <text:p text:style-name="P1">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SCO instances are actually artifacts that have no <text:soft-page-break/>literal datastore representation at all, but are used only to represent relationships. For example, a <text:alphabetical-index-mark-start text:id="IMark5187184400" text:main-entry="true"/>Collection<text:alphabetical-index-mark-end text:id="IMark5187184400"/> of instances of a persistence-capable class might not be stored in the datastore, but created when needed to represent the relationship in memory. At commit time, the memory artifact is discarded and the relationship is represented entirely by datastore relationships.</text:p>
      <text:p text:style-name="P12"><text:bookmark text:name="X-102010279"/><text:tab/><text:tab/><text:alphabetical-index-mark-start text:id="IMark5187184400" text:main-entry="true"/>First Class Objects<text:alphabetical-index-mark-end text:id="IMark5187184400"/></text:p>
      <text:p text:style-name="P1">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1">An FCO can be shared among multiple FCOs, and if an FCO is changed (and the change is committed to the datastore), then the changes are visible to all other FCOs that refer to it. </text:p>
      <text:p text:style-name="P12"><text:tab/><text:tab/><text:bookmark text:name="R-1042264"/><text:bookmark text:name="R-1042264T"/><text:alphabetical-index-mark-start text:id="IMark5187184400" text:main-entry="true"/>Second Class Objects<text:alphabetical-index-mark-end text:id="IMark5187184400"/></text:p>
      <text:p text:style-name="P1"><text:alphabetical-index-mark-start text:id="IMark5187184400" text:main-entry="true"/>Second Class Objects<text:alphabetical-index-mark-end text:id="IMark5187184400"/> are instances of immutable system classes (java.lang.Integer, java.lang.String, etc.), JDO implementation subclasses of <text:alphabetical-index-mark-start text:id="IMark5187183632" text:main-entry="true"/>mutable<text:alphabetical-index-mark-end text:id="IMark5187183632"/> system classes that implement the functionality of their system class (java.util.Date, java.util.HashSet, etc.), user-defined non-persistence-capable types that use a converter, or persistence-capable classes.</text:p>
      <text:p text:style-name="P1"><text:span text:style-name="Assertion">A6.3-1 [ </text:span><text:alphabetical-index-mark-start text:id="IMark5187183632" text:main-entry="true"/>Second Class Objects<text:alphabetical-index-mark-end text:id="IMark5187183632"/> of <text:alphabetical-index-mark-start text:id="IMark5187184400" text:main-entry="true"/>mutable<text:alphabetical-index-mark-end text:id="IMark5187184400"/>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1">Fields or properties declared to use a converter are opaque to the JDO implementation. They are constructed using the converter when a persistence-capable instance is instantiated from the datastore. Internal state changes are not tracked. If the field in the containing persistence-capable instance is assigned, or the setter of the property is called, the containing instance is marked dirty by the JDO implementation and the value is stored in the datastore when the containing instance is flushed.</text:p>
      <text:p text:style-name="P1">SCO fields must be explicitly or by default identified in the metadata as embedded. If a field, or an element of a <text:alphabetical-index-mark-start text:id="IMark5187184400" text:main-entry="true"/>collection<text:alphabetical-index-mark-end text:id="IMark5187184400"/> or a map key or value is identified as embedded (embedded-element, embedded-key, or embedded-value) then any instances so identified in the <text:alphabetical-index-mark-start text:id="IMark5187183632" text:main-entry="true"/>collection<text:alphabetical-index-mark-end text:id="IMark5187183632"/> or map are treated as SCO during commit. That is, the value is stored with the owning FCO and the value loses its own identity if it had one.</text:p>
      <text:p text:style-name="P1">SCO fields of persistence-capable types are identified as embedded. The behavior of embedded persistence-capable types is intended to mirror the behavior of system types, but this is not standard, and portable applications must not depend on this behavior.</text:p>
      <text:p text:style-name="P1"><text:span text:style-name="Assertion">A6.3-3 [ </text:span>It is possible for an application to assign the same instance of a <text:alphabetical-index-mark-start text:id="IMark5187183632" text:main-entry="true"/>mutable<text:alphabetical-index-mark-end text:id="IMark5187183632"/>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1"><text:soft-page-break/>When an FCO is instantiated in the JVM by a JDO implementation, and an embedded field of a <text:alphabetical-index-mark-start text:id="IMark5187183632" text:main-entry="true"/>mutable<text:alphabetical-index-mark-end text:id="IMark5187183632"/> type is accessed, the JDO implementation assigns to these fields a new instance that tracks changes made to itself, and notifies the owning FCO of the change. Similarly, when an FCO is made persistent, either by being the parameter of makePersistent or makePersistentAll or by being reachable from a parameter of makePersistent or makePersistentAll at the time of the execution of the makePersistent or makePersistentAll method call, the JDO implementation replaces the field values of <text:alphabetical-index-mark-start text:id="IMark5187184400" text:main-entry="true"/>mutable<text:alphabetical-index-mark-end text:id="IMark5187184400"/> SCO types with instances of JDO implementation subclasses of the <text:alphabetical-index-mark-start text:id="IMark5187182768" text:main-entry="true"/>mutable<text:alphabetical-index-mark-end text:id="IMark5187182768"/> system types.</text:p>
      <text:p text:style-name="P1">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1">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1"><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1">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1">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2"><text:tab/><text:tab/><text:alphabetical-index-mark-start text:id="IMark5187182768" text:main-entry="true"/>Arrays<text:alphabetical-index-mark-end text:id="IMark5187182768"/></text:p>
      <text:p text:style-name="P1"><text:span text:style-name="Assertion">A6.3-8 [ </text:span><text:alphabetical-index-mark-start text:id="IMark5187182768" text:main-entry="true"/>Arrays<text:alphabetical-index-mark-end text:id="IMark5187182768"/>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1">Tracking changes to <text:alphabetical-index-mark-start text:id="IMark5187182768" text:main-entry="true"/>Arrays<text:alphabetical-index-mark-end text:id="IMark5187182768"/>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5187184400" text:main-entry="true"/>arrays<text:alphabetical-index-mark-end text:id="IMark5187184400"/>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1">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1">Furthermore, an implementation is permitted, but not required to, track changes to <text:alphabetical-index-mark-start text:id="IMark5187184400" text:main-entry="true"/>Arrays<text:alphabetical-index-mark-end text:id="IMark5187184400"/> passed as references outside the body of methods of the owning class. There is a method defined on class <text:soft-page-break/>JDOHelper that allows the application to mark the field containing such an Array to be modified so its changes can be tracked. Portable applications must not require that these changes be tracked automatically. When a reference to the Array is returned as a result of a method call, a portable application first marks the Array field as dirty.</text:p>
      <text:p text:style-name="P1"><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1">When an FCO is instantiated in the JVM, the JDO implementation assigns to fields with an Array type a new instance with a different Java object identity from the instance stored. </text:p>
      <text:p text:style-name="P1">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2"><text:tab/><text:tab/>Primitives</text:p>
      <text:p text:style-name="P1">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2"><text:tab/><text:tab/>Interfaces</text:p>
      <text:p text:style-name="P1">Interfaces are types whose values may be instances of any class that declare that they implement that interface. </text:p>
      <text:p text:style-name="P9"><draw:frame draw:style-name="fr2" draw:name="6" text:anchor-type="as-char" svg:width="7.091cm" svg:height="0.342cm" draw:z-index="6"><draw:image xlink:href="Pictures/2000000900000FB5000000C9DF37253B.wmf" xlink:type="simple" xlink:show="embed" xlink:actuate="onLoad"/></draw:frame></text:p>
      <text:h text:style-name="P18" text:outline-level="2">Field types of persistence-capable classes</text:h>
      <text:h text:style-name="P19" text:outline-level="3">Nontransactional non-persistent fields</text:h>
      <text:p text:style-name="P1"><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20" text:outline-level="3">Transactional non-persistent fields</text:h>
      <text:p text:style-name="P1"><text:bookmark text:name="R-1089436T"/><text:bookmark text:name="R-1089436"/><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20" text:outline-level="3"><text:bookmark text:name="R-1045043"/>Persistent fields</text:h>
      <text:p text:style-name="P13"><text:tab/><text:tab/>Precision of fields</text:p>
      <text:p text:style-name="P1">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1">The mapping precision restriction applies to the range of values that can be faithfully stored and retrieved, the precision of the values, and the scale of BigDecimal values.</text:p>
      <text:p text:style-name="P12"><text:soft-page-break/><text:tab/><text:tab/>Primitive types</text:p>
      <text:p text:style-name="P1">JDO implementations must support fields of any of the primitive types </text:p>
      <text:p text:style-name="P6">•<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1">Primitive values are stored in the datastore associated with their owning FCO. They have no JDO Identity.</text:p>
      <text:p text:style-name="P1">Fields and properties of primitive types may use a converter in order to convert values to and from database types. Because of auto-boxing, the converter may be defined to use the Java object type corresponding to the primitive type.</text:p>
      <text:p text:style-name="P12"><text:tab/><text:tab/>Immutable Object Class types</text:p>
      <text:p text:style-name="P1">JDO implementations must support fields that reference instances of immutable object classes, and may choose to support these instances as SCOs or FCOs: </text:p>
      <text:p text:style-name="P6">•<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6">•<text:tab/>package <text:span text:style-name="T1">java.util: </text:span><text:alphabetical-index-mark-start text:id="IMark5187184400" text:main-entry="true"/><text:span text:style-name="T1">Locale</text:span><text:alphabetical-index-mark-end text:id="IMark5187184400"/><text:span text:style-name="Assertion">]</text:span><text:span text:style-name="T10">, </text:span><text:alphabetical-index-mark-start text:id="IMark5187182768" text:main-entry="true"/><text:span text:style-name="T1">Currency</text:span><text:alphabetical-index-mark-end text:id="IMark5187182768"/><text:span text:style-name="Assertion">]</text:span><text:span text:style-name="T1">.</text:span></text:p>
      <text:p text:style-name="P6">•<text:tab/>package <text:span text:style-name="T1">java.math</text:span><text:span text:style-name="T10">: </text:span><text:span text:style-name="Assertion">A6.4.3-19 [ </text:span><text:span text:style-name="T1">BigDecimal</text:span><text:span text:style-name="Assertion">]</text:span><text:span text:style-name="T10">, </text:span><text:span text:style-name="Assertion">A6.4.3-20 [ </text:span><text:span text:style-name="T1">BigInteger</text:span><text:span text:style-name="Assertion">]</text:span><text:span text:style-name="T10">.</text:span></text:p>
      <text:p text:style-name="P7">•<text:tab/>package <text:span text:style-name="T10">java.time: LocalDate, LocalTime, LocalDateTime, Instant, Duration, Period, Year, Month, DayOfWeek, YearMonth, MonthDay, ZoneId, ZoneOffset, OffsetDateTime, ZonedDateTime.</text:span></text:p>
      <text:p text:style-name="P1">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1">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1">Fields and properties of immutable object types may use a converter in order to convert values to and from database types.</text:p>
      <text:p text:style-name="P12"><text:tab/><text:tab/><text:alphabetical-index-mark-start text:id="IMark5187182768" text:main-entry="true"/>Mutable<text:alphabetical-index-mark-end text:id="IMark5187182768"/> Object Class types</text:p>
      <text:p text:style-name="P1">JDO implementations must support fields that reference instances of the following <text:alphabetical-index-mark-start text:id="IMark5187182768" text:main-entry="true"/>mutable<text:alphabetical-index-mark-end text:id="IMark5187182768"/> object classes, and may choose to support these instances as SCOs or FCOs: </text:p>
      <text:p text:style-name="P6">•<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5187182768" text:main-entry="true"/><text:span text:style-name="T1">LinkedHashMap</text:span><text:alphabetical-index-mark-end text:id="IMark5187182768"/><text:span text:style-name="Assertion">]</text:span><text:span text:style-name="T1">, </text:span><text:alphabetical-index-mark-start text:id="IMark5187184400" text:main-entry="true"/><text:span text:style-name="T1">LinkedHashSet</text:span><text:alphabetical-index-mark-end text:id="IMark5187184400"/><text:span text:style-name="Assertion">]</text:span>. </text:p>
      <text:p text:style-name="P1">JDO implementations may optionally support fields that reference instances of the following <text:alphabetical-index-mark-start text:id="IMark5187184400" text:main-entry="true"/>mutable<text:alphabetical-index-mark-end text:id="IMark5187184400"/> object classes, and may choose to support these instances as SCOs or FCOs: </text:p>
      <text:p text:style-name="P6">•<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1">Because the treatment of these fields may be as SCO, the behavior of these <text:alphabetical-index-mark-start text:id="IMark5187184400" text:main-entry="true"/>mutable<text:alphabetical-index-mark-end text:id="IMark5187184400"/> object classes when used in a persistent instance is not identical to their behavior in a transient instance. </text:p>
      <text:p text:style-name="P1"><text:soft-page-break/>Portable JDO applications must not depend on whether instances of these classes referenced by fields are treated as SCOs or FCOs.</text:p>
      <text:p text:style-name="P1">JDO implementations that support Maps and Collection types must support converting keys, values, and elements of supported types according to the corresponding Key, Value, or Element metadata.</text:p>
      <text:p text:style-name="P12"><text:tab/><text:tab/>Persistence-capable Class types</text:p>
      <text:p text:style-name="P1"><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1">Portable JDO applications must not depend on whether these fields are treated as SCOs or FCOs.<text:change text:change-id="ct105553132876928"/></text:p>
      <text:p text:style-name="P12"><text:tab/><text:tab/><text:alphabetical-index-mark-start text:id="IMark5187184400" text:main-entry="true"/>Convertible<text:alphabetical-index-mark-end text:id="IMark5187184400"/> types</text:p>
      <text:p text:style-name="P1">JDO implementations must support fields and properties that have an associated converter that defines conversion of values between the Java type and a supported datastore type. Fields and properties declared to have a converter default to persistent, regardless of whether the converter is declared in annotations or the xml metadata file.</text:p>
      <text:p text:style-name="P1">Metadata provided for the getter of a property is sufficient to define the property as converted. Providing metadata for the setter is not necessary and may produce upredictable results.</text:p>
      <text:p text:style-name="P12"><text:bookmark text:name="X-102010282"/><text:tab/><text:tab/><text:alphabetical-index-mark-start text:id="IMark5187184400" text:main-entry="true"/>Object Class type<text:alphabetical-index-mark-end text:id="IMark5187184400"/></text:p>
      <text:p text:style-name="P1"><text:span text:style-name="Assertion">A6.4.3-31 [</text:span>JDO implementations must support fields of <text:alphabetical-index-mark-start text:id="IMark5187184400" text:main-entry="true"/><text:span text:style-name="T1">Object</text:span> class type<text:alphabetical-index-mark-end text:id="IMark5187184400"/>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1">Portable JDO applications must not depend on whether these fields are treated as SCOs or FCOs.</text:p>
      <text:p text:style-name="P12"><text:bookmark text:name="X-102010281"/><text:tab/><text:tab/><text:alphabetical-index-mark-start text:id="IMark5187184400" text:main-entry="true"/>Collection<text:alphabetical-index-mark-end text:id="IMark5187184400"/> Interface types</text:p>
      <text:p text:style-name="P1"><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5187184400" text:main-entry="true"/><text:span text:style-name="T1">Collection</text:span><text:alphabetical-index-mark-end text:id="IMark5187184400"/>],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5187182768" text:main-entry="true"/><text:span text:style-name="T1">Collection</text:span><text:alphabetical-index-mark-end text:id="IMark5187182768"/><text:span text:style-name="T1">, Map,</text:span> and <text:span text:style-name="T1">Set</text:span> are required; <text:span text:style-name="T1">List</text:span> is optional.</text:p>
      <text:p text:style-name="P1">Portable JDO applications must not depend on whether these fields are treated as SCOs or FCOs.</text:p>
      <text:p text:style-name="P12"><text:tab/><text:tab/>Other Interface types</text:p>
      <text:p text:style-name="P1"><text:span text:style-name="Assertion">A6.4.3-37 [</text:span>JDO implementations must support fields of interface types other than <text:alphabetical-index-mark-start text:id="IMark5187182768" text:main-entry="true"/><text:span text:style-name="T1">Collection</text:span><text:alphabetical-index-mark-end text:id="IMark5187182768"/>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1">Portable JDO applications must treat these fields as FCOs.</text:p>
      <text:p text:style-name="P12"><text:bookmark text:name="X-102009040"/><text:tab/><text:tab/><text:alphabetical-index-mark-start text:id="IMark5187182768" text:main-entry="true"/>Arrays<text:alphabetical-index-mark-end text:id="IMark5187182768"/></text:p>
      <text:p text:style-name="P1"><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5187182768" text:main-entry="true"/>Arrays<text:alphabetical-index-mark-end text:id="IMark5187182768"/> are supported by JDO implementations, they are permitted, but not required, to track changes made to <text:alphabetical-index-mark-start text:id="IMark5187184400" text:main-entry="true"/>Arrays<text:alphabetical-index-mark-end text:id="IMark5187184400"/> that are fields of <text:alphabetical-index-mark-start text:id="IMark5187183632" text:main-entry="true"/>persistence capable<text:alphabetical-index-mark-end text:id="IMark5187183632"/> classes in the <text:soft-page-break/>methods of the classes.<text:span text:style-name="Assertion">]</text:span> They need not track changes made to <text:alphabetical-index-mark-start text:id="IMark5187184976" text:main-entry="true"/>Arrays<text:alphabetical-index-mark-end text:id="IMark5187184976"/> that are passed by reference as arguments to methods, including methods of persistence-capable classes.</text:p>
      <text:p text:style-name="P1">Portable JDO applications must not depend on whether these fields are treated as SCOs or FCOs.</text:p>
      <text:p text:style-name="P12"><text:bookmark text:name="X-102006911"/><text:tab/><text:tab/>Enums</text:p>
      <text:p text:style-name="P1">JDO implementations that support Java 5 must support fields of <text:alphabetical-index-mark-start text:id="IMark5187184976" text:main-entry="true"/><text:span text:style-name="T1">enum</text:span><text:alphabetical-index-mark-end text:id="IMark5187184976"/> types and collections of as <text:alphabetical-index-mark-start text:id="IMark5187183632" text:main-entry="true"/><text:span text:style-name="T1">enum</text:span><text:alphabetical-index-mark-end text:id="IMark5187183632"/> types identified above and optionally <text:alphabetical-index-mark-start text:id="IMark5187184400" text:main-entry="true"/>arrays<text:alphabetical-index-mark-end text:id="IMark5187184400"/> of <text:alphabetical-index-mark-start text:id="IMark5187182768" text:main-entry="true"/><text:span text:style-name="T1">enum</text:span><text:alphabetical-index-mark-end text:id="IMark5187182768"/> types. If <text:alphabetical-index-mark-start text:id="IMark5187183152" text:main-entry="true"/>arrays<text:alphabetical-index-mark-end text:id="IMark5187183152"/> are supported, <text:alphabetical-index-mark-start text:id="IMark5187182864" text:main-entry="true"/>arrays<text:alphabetical-index-mark-end text:id="IMark5187182864"/> of <text:span text:style-name="T1">enums</text:span> must be supported.</text:p>
      <text:p text:style-name="P1">Portable JDO applications must not depend on whether these fields are treated as SCOs or FCOs.</text:p>
      <text:p text:style-name="P12"><text:tab/><text:tab/>Optional&lt;T&gt;</text:p>
      <text:p text:style-name="P5">JDO implementations mu<text:span text:style-name="T9">st support fields of type </text:span><text:change-start text:change-id="ct105553132017280"/><text:span text:style-name="T10">Optional&lt;T&gt;</text:span><text:change-end text:change-id="ct105553132017280"/><text:span text:style-name="T9">. </text:span><text:change-start text:change-id="ct105553132025920"/><text:span text:style-name="T10">T</text:span><text:change-end text:change-id="ct105553132025920"/><text:span text:style-name="T9"> might be an</text:span><text:span text:style-name="T7"> Immutable Object Class type, </text:span><text:change-start text:change-id="ct105553132869824"/><text:span text:style-name="T6">java.util.Date</text:span><text:change-end text:change-id="ct105553132869824"/><text:span text:style-name="T7">, Enum type, or Persistence-capable Class type. They may be mapped to nullable datastore types or to </text:span><text:change-start text:change-id="ct105553132104000"/><text:span text:style-name="T6">Optional&lt;T&gt;</text:span><text:change-end text:change-id="ct105553132104000"/><text:span text:style-name="T7"> types at the option of the JDO implementation.</text:span></text:p>
      <text:p text:style-name="P5"><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p>
      <text:h text:style-name="P20" text:outline-level="3">Static and final fields</text:h>
      <text:p text:style-name="P1">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1">Final fields pose a challenge for implementations. While it is possible to modify the values of static fields, it can only be done via reflection and there are synchronization issues. Therefore, in portable applications, final fields are not persistent.</text:p>
      <text:h text:style-name="P20" text:outline-level="3">Complex <text:alphabetical-index-mark-start text:id="IMark5187182864" text:main-entry="true"/>enum<text:alphabetical-index-mark-end text:id="IMark5187182864"/> types</text:h>
      <text:p text:style-name="P1">Complex <text:alphabetical-index-mark-start text:id="IMark5187182864" text:main-entry="true"/>enum<text:alphabetical-index-mark-end text:id="IMark5187182864"/>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5187183152" text:main-entry="true"/>enum<text:alphabetical-index-mark-end text:id="IMark5187183152"/> types are not persistent.</text:p>
      <text:p text:style-name="P9"><draw:frame draw:style-name="fr2" draw:name="7" text:anchor-type="as-char" svg:width="7.091cm" svg:height="0.342cm" draw:z-index="1"><draw:image xlink:href="Pictures/2000000900000FB5000000C9DF37253B.wmf" xlink:type="simple" xlink:show="embed" xlink:actuate="onLoad"/></draw:frame></text:p>
      <text:h text:style-name="P18" text:outline-level="2"><text:alphabetical-index-mark-start text:id="IMark5187183152" text:main-entry="true"/>Inheritance<text:alphabetical-index-mark-end text:id="IMark5187183152"/></text:h>
      <text:p text:style-name="P1"><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1">Further, <text:span text:style-name="Assertion">A6.5-3 [</text:span>subclasses of such classes that are not persistence-capable might be persistence-capable. That is, it is possible for some classes in the <text:alphabetical-index-mark-start text:id="IMark5187183152" text:main-entry="true"/>inheritance<text:alphabetical-index-mark-end text:id="IMark5187183152"/> hierarchy to be persistence-capable and some not persistence-capable.<text:span text:style-name="Assertion">]</text:span> </text:p>
      <text:p text:style-name="P1">The expression "<text:change-start text:change-id="ct105553132619840"/><text:span text:style-name="T10">obj instanceof PersistenceCapable</text:span><text:change-end text:change-id="ct105553132619840"/>" can be true (because of a persistence-capable superclass) when in fact the class of obj is not persistence-capable. Thus, it is <text:soft-page-break/>not possible for an application to examine a class to determine whether an instance of that class is allowed to be persistent. </text:p>
      <text:p text:style-name="P1">Fields identified in the XML metadata as persistent or transactional in persistence-capable classes must be fields declared in that Java class definition. That is, inherited fields cannot be named in the XML metadata.</text:p>
      <text:p text:style-name="P1"><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1">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1">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1">The identity type of the least-derived persistence-capable class defines the identity type for all persistence-capable classes that extend it.</text:p>
      <text:p text:style-name="P1">Persistence-capable classes that use application identity have special considerations for <text:alphabetical-index-mark-start text:id="IMark5187183152" text:main-entry="true"/>inheritance<text:alphabetical-index-mark-end text:id="IMark5187183152"/>: </text:p>
      <text:p text:style-name="P1">Key fields may be declared only in abstract superclasses and least-derived concrete classes in <text:alphabetical-index-mark-start text:id="IMark5187183152" text:main-entry="true"/>inheritance<text:alphabetical-index-mark-end text:id="IMark5187183152"/> hierarchies. Key fields declared in these classes must also be declared in the corresponding objectid classes, and the objectid classes must form an <text:alphabetical-index-mark-start text:id="IMark5187182864" text:main-entry="true"/>inheritance<text:alphabetical-index-mark-end text:id="IMark5187182864"/> hierarchy corresponding to the <text:alphabetical-index-mark-start text:id="IMark5187182768" text:main-entry="true"/>inheritance<text:alphabetical-index-mark-end text:id="IMark5187182768"/> hierarchy of the persistence-capable classes. A persistence-capable class can only have one concrete objectid class anywhere in its <text:alphabetical-index-mark-start text:id="IMark5187184400" text:main-entry="true"/>inheritance<text:alphabetical-index-mark-end text:id="IMark5187184400"/> hierarchy.</text:p>
      <text:p text:style-name="P1">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1">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1">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1">There might be other abstract classes or non-persistence-capable classes in the <text:alphabetical-index-mark-start text:id="IMark5187184400" text:main-entry="true"/>inheritance<text:alphabetical-index-mark-end text:id="IMark5187184400"/>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1">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23"><text:change text:change-id="ct1055531330411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3</meta:editing-cycles>
    <meta:creation-date>2012-06-24T14:23:19.44</meta:creation-date>
    <meta:editing-duration>P8DT16H53M4S</meta:editing-duration>
    <meta:generator>OpenOffice/4.1.6$Unix OpenOffice.org_project/416m1$Build-9790</meta:generator>
    <dc:title>JDO_Chapter</dc:title>
    <dc:date>2021-07-18T21:02:12</dc:date>
    <dc:creator>Michael Bouschen</dc:creator>
    <meta:document-statistic meta:table-count="0" meta:image-count="8" meta:object-count="0" meta:page-count="11" meta:paragraph-count="136" meta:word-count="4138" meta:character-count="262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